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4.2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.4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.4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.4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.4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3.0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3.0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3.0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3.0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3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4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4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6.2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6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7.8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7.8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7.8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7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7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9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9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9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1.0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1.0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1.0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1.0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1.0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2.6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2.6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2.6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2.6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4.2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4.2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5.8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5.8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5.8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4.2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8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7.403cm" svg:y="17.4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0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0.603cm" svg:y="17.4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2.2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803cm" svg:y="17.4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5.403cm" svg:y="17.4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.603cm" svg:y="17.4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003cm" svg:y="17.4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4T23:27:11.480227736</dc:date>
    <dc:creator>elucterio </dc:creator>
    <meta:editing-duration>PT35M53S</meta:editing-duration>
    <meta:editing-cycles>8</meta:editing-cycles>
    <meta:generator>LibreOffice/4.2.8.2$Linux_X86_64 LibreOffice_project/420m0$Build-2</meta:generator>
    <meta:document-statistic meta:object-count="110"/>
  </office:meta>
</office:document-meta>
</file>